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04.41pt"/>
    </style:style>
    <style:style style:name="co5" style:family="table-column">
      <style:table-column-properties fo:break-before="auto" style:column-width="202.51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141.51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41.9pt"/>
    </style:style>
    <style:style style:name="co14" style:family="table-column">
      <style:table-column-properties fo:break-before="auto" style:column-width="579.94pt"/>
    </style:style>
    <style:style style:name="co15" style:family="table-column">
      <style:table-column-properties fo:break-before="auto" style:column-width="583.06pt"/>
    </style:style>
    <style:style style:name="co16" style:family="table-column">
      <style:table-column-properties fo:break-before="auto" style:column-width="98.25pt"/>
    </style:style>
    <style:style style:name="co17" style:family="table-column">
      <style:table-column-properties fo:break-before="auto" style:column-width="99.81pt"/>
    </style:style>
    <style:style style:name="co18" style:family="table-column">
      <style:table-column-properties fo:break-before="auto" style:column-width="185.5pt"/>
    </style:style>
    <style:style style:name="co19" style:family="table-column">
      <style:table-column-properties fo:break-before="auto" style:column-width="94.39pt"/>
    </style:style>
    <style:style style:name="co20" style:family="table-column">
      <style:table-column-properties fo:break-before="auto" style:column-width="102.1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585.41pt"/>
    </style:style>
    <style:style style:name="co24" style:family="table-column">
      <style:table-column-properties fo:break-before="auto" style:column-width="34.95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80403_sb_4s5a_v1_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Line Item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Schematic Reference</text:p>
          </table:table-cell>
          <table:table-cell office:value-type="string" calcext:value-type="string">
            <text:p>Internal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 Qty (@ Batch Size: 10)</text:p>
          </table:table-cell>
          <table:table-cell table:number-columns-repeated="2" office:value-type="string" calcext:value-type="string">
            <text:p>SKU</text:p>
          </table:table-cell>
          <table:table-cell table:number-columns-repeated="2" office:value-type="string" calcext:value-type="string">
            <text:p>Packaging</text:p>
          </table:table-cell>
          <table:table-cell table:number-columns-repeated="2" office:value-type="string" calcext:value-type="string">
            <text:p>Unit Price (@ Batch Size: 10)</text:p>
          </table:table-cell>
          <table:table-cell table:number-columns-repeated="2" office:value-type="string" calcext:value-type="string">
            <text:p>In Stock</text:p>
          </table:table-cell>
          <table:table-cell table:number-columns-repeated="2" office:value-type="string" calcext:value-type="string">
            <text:p>MOQ</text:p>
          </table:table-cell>
          <table:table-cell table:number-columns-repeated="2" office:value-type="string" calcext:value-type="string">
            <text:p>URL</text:p>
          </table:table-cell>
          <table:table-cell office:value-type="string" calcext:value-type="string">
            <text:p>Distributor [Custom]</text:p>
          </table:table-cell>
          <table:table-cell office:value-type="string" calcext:value-type="string">
            <text:p>SKU [Custom]</text:p>
          </table:table-cell>
          <table:table-cell office:value-type="string" calcext:value-type="string">
            <text:p>Packaging [Custom]</text:p>
          </table:table-cell>
          <table:table-cell office:value-type="string" calcext:value-type="string">
            <text:p>Unit Price (@ Batch Size: 10) [Custom]</text:p>
          </table:table-cell>
          <table:table-cell office:value-type="string" calcext:value-type="string">
            <text:p>Line Total [Custom]</text:p>
          </table:table-cell>
          <table:table-cell office:value-type="string" calcext:value-type="string">
            <text:p>Batch Total [Custom]</text:p>
          </table:table-cell>
          <table:table-cell office:value-type="string" calcext:value-type="string">
            <text:p>In Stock [Custom]</text:p>
          </table:table-cell>
          <table:table-cell office:value-type="string" calcext:value-type="string">
            <text:p>MOQ [Custom]</text:p>
          </table:table-cell>
          <table:table-cell office:value-type="string" calcext:value-type="string">
            <text:p>URL [Custom]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igi-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ouse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D17308Q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308Q3</text:p>
          </table:table-cell>
          <table:table-cell office:value-type="string" calcext:value-type="string">
            <text:p>https://octopart.com/csd17308q3-texas+instruments-18530280</text:p>
          </table:table-cell>
          <table:table-cell office:value-type="string" calcext:value-type="string">
            <text:p>Q1,Q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96-27210-1-ND</text:p>
          </table:table-cell>
          <table:table-cell office:value-type="string" calcext:value-type="string">
            <text:p>CSD17308Q3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904" calcext:value-type="float">
            <text:p>0.904</text:p>
          </table:table-cell>
          <table:table-cell office:value-type="float" office:value="0.676" calcext:value-type="float">
            <text:p>0.676</text:p>
          </table:table-cell>
          <table:table-cell office:value-type="float" office:value="23856" calcext:value-type="float">
            <text:p>2385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c57380&amp;sid=459&amp;ppid=18530280&amp;vpid=34363851&amp;ct=offers</text:p>
          </table:table-cell>
          <table:table-cell office:value-type="string" calcext:value-type="string">
            <text:p>https://octopart.com/click/track?country=US&amp;ak=68b25f31&amp;sig=0129415&amp;sid=2401&amp;ppid=18530280&amp;vpid=50096865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SD17308Q3</text:p>
          </table:table-cell>
          <table:table-cell/>
          <table:table-cell office:value-type="float" office:value="0.676" calcext:value-type="float">
            <text:p>0.676</text:p>
          </table:table-cell>
          <table:table-cell office:value-type="float" office:value="1.352" calcext:value-type="float">
            <text:p>1.352</text:p>
          </table:table-cell>
          <table:table-cell office:value-type="float" office:value="13.52" calcext:value-type="float">
            <text:p>13.5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https://octopart.com/click/track?country=US&amp;ak=68b25f31&amp;sig=0129415&amp;sid=2401&amp;ppid=18530280&amp;vpid=50096865&amp;ct=off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Q40Z50RSMT-R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40Z50RSMT-R1</text:p>
          </table:table-cell>
          <table:table-cell office:value-type="string" calcext:value-type="string">
            <text:p>https://octopart.com/bq40z50rsmt-r1-texas+instruments-60770459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96-42424-1-ND</text:p>
          </table:table-cell>
          <table:table-cell office:value-type="string" calcext:value-type="string">
            <text:p>BQ40Z50RSMT-R1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5.379" calcext:value-type="float">
            <text:p>5.379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 office:value-type="float" office:value="8385" calcext:value-type="float">
            <text:p>8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7795c8&amp;sid=459&amp;ppid=60770459&amp;vpid=217559350&amp;ct=offers</text:p>
          </table:table-cell>
          <table:table-cell office:value-type="string" calcext:value-type="string">
            <text:p>https://octopart.com/click/track?country=US&amp;ak=68b25f31&amp;sig=0efa809&amp;sid=2401&amp;ppid=60770459&amp;vpid=220510895&amp;ct=offer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96-42424-1-ND</text:p>
          </table:table-cell>
          <table:table-cell office:value-type="string" calcext:value-type="string">
            <text:p>Cut Tape</text:p>
          </table:table-cell>
          <table:table-cell table:number-columns-repeated="2" office:value-type="float" office:value="5.379" calcext:value-type="float">
            <text:p>5.379</text:p>
          </table:table-cell>
          <table:table-cell office:value-type="float" office:value="53.79" calcext:value-type="float">
            <text:p>53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country=US&amp;ak=68b25f31&amp;sig=07795c8&amp;sid=459&amp;ppid=60770459&amp;vpid=217559350&amp;ct=off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1 ohm 1% 1206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LRMAM1206-R001FT5</text:p>
          </table:table-cell>
          <table:table-cell office:value-type="string" calcext:value-type="string">
            <text:p>https://octopart.com/lrmam1206-r001ft5-welwyn-46392712</text:p>
          </table:table-cell>
          <table:table-cell office:value-type="string" calcext:value-type="string">
            <text:p>R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85-1544-1-ND</text:p>
          </table:table-cell>
          <table:table-cell office:value-type="string" calcext:value-type="string">
            <text:p>LRMAM1206-R001FT5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404" calcext:value-type="float">
            <text:p>0.404</text:p>
          </table:table-cell>
          <table:table-cell office:value-type="float" office:value="0.38" calcext:value-type="float">
            <text:p>0.38</text:p>
          </table:table-cell>
          <table:table-cell office:value-type="float" office:value="5193" calcext:value-type="float">
            <text:p>5193</text:p>
          </table:table-cell>
          <table:table-cell office:value-type="float" office:value="8269" calcext:value-type="float">
            <text:p>8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59a8bb&amp;sid=459&amp;ppid=46392712&amp;vpid=119604323&amp;ct=offers</text:p>
          </table:table-cell>
          <table:table-cell office:value-type="string" calcext:value-type="string">
            <text:p>https://octopart.com/click/track?country=US&amp;ak=68b25f31&amp;sig=0b3757a&amp;sid=2401&amp;ppid=46392712&amp;vpid=87580991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RMAM1206-R001FT5</text:p>
          </table:table-cell>
          <table:table-cell/>
          <table:table-cell table:number-columns-repeated="2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office:value-type="float" office:value="8269" calcext:value-type="float">
            <text:p>8269</text:p>
          </table:table-cell>
          <table:table-cell/>
          <table:table-cell office:value-type="string" calcext:value-type="string">
            <text:p>https://octopart.com/click/track?country=US&amp;ak=68b25f31&amp;sig=0b3757a&amp;sid=2401&amp;ppid=46392712&amp;vpid=87580991&amp;ct=offer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 1% 040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https://octopart.com/rc0402fr-0710kl-yageo-55458461</text:p>
          </table:table-cell>
          <table:table-cell office:value-type="string" calcext:value-type="string">
            <text:p>R15,R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4082327" calcext:value-type="float">
            <text:p>14082327</text:p>
          </table:table-cell>
          <table:table-cell office:value-type="float" office:value="2372862" calcext:value-type="float">
            <text:p>237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797307&amp;sid=459&amp;ppid=55458461&amp;vpid=188128756&amp;ct=offers</text:p>
          </table:table-cell>
          <table:table-cell office:value-type="string" calcext:value-type="string">
            <text:p>https://octopart.com/click/track?country=US&amp;ak=68b25f31&amp;sig=02abcbe&amp;sid=2401&amp;ppid=55458461&amp;vpid=187885208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C0402FR-0710KL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" calcext:value-type="float">
            <text:p>0.18</text:p>
          </table:table-cell>
          <table:table-cell office:value-type="float" office:value="2372862" calcext:value-type="float">
            <text:p>2372862</text:p>
          </table:table-cell>
          <table:table-cell/>
          <table:table-cell office:value-type="string" calcext:value-type="string">
            <text:p>https://octopart.com/click/track?country=US&amp;ak=68b25f31&amp;sig=02abcbe&amp;sid=2401&amp;ppid=55458461&amp;vpid=187885208&amp;ct=offer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 1% 040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https://octopart.com/rc0402fr-075k1l-yageo-39844409</text:p>
          </table:table-cell>
          <table:table-cell office:value-type="string" calcext:value-type="string">
            <text:p>R11,R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311-5.10KLRCT-ND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326600" calcext:value-type="float">
            <text:p>1326600</text:p>
          </table:table-cell>
          <table:table-cell office:value-type="float" office:value="308293" calcext:value-type="float">
            <text:p>308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523b61&amp;sid=459&amp;ppid=39844409&amp;vpid=114982647&amp;ct=offers</text:p>
          </table:table-cell>
          <table:table-cell office:value-type="string" calcext:value-type="string">
            <text:p>https://octopart.com/click/track?country=US&amp;ak=68b25f31&amp;sig=0af9d07&amp;sid=2401&amp;ppid=39844409&amp;vpid=116521316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C0402FR-075K1L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" calcext:value-type="float">
            <text:p>0.18</text:p>
          </table:table-cell>
          <table:table-cell office:value-type="float" office:value="308293" calcext:value-type="float">
            <text:p>308293</text:p>
          </table:table-cell>
          <table:table-cell/>
          <table:table-cell office:value-type="string" calcext:value-type="string">
            <text:p>https://octopart.com/click/track?country=US&amp;ak=68b25f31&amp;sig=0af9d07&amp;sid=2401&amp;ppid=39844409&amp;vpid=116521316&amp;ct=offe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0 ohm 1% 040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https://octopart.com/rc0402fr-07100rl-yageo-40952494</text:p>
          </table:table-cell>
          <table:table-cell office:value-type="string" calcext:value-type="string">
            <text:p>R2,R3,R4,R5,R6,R8,R12,R17,R18,R19,R2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311-100LRCT-ND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0041531" calcext:value-type="float">
            <text:p>10041531</text:p>
          </table:table-cell>
          <table:table-cell office:value-type="float" office:value="146034" calcext:value-type="float">
            <text:p>1460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5782fa&amp;sid=459&amp;ppid=40952494&amp;vpid=114982462&amp;ct=offers</text:p>
          </table:table-cell>
          <table:table-cell office:value-type="string" calcext:value-type="string">
            <text:p>https://octopart.com/click/track?country=US&amp;ak=68b25f31&amp;sig=0c4ef4b&amp;sid=2401&amp;ppid=40952494&amp;vpid=115161128&amp;ct=offer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100LRCT-ND</text:p>
          </table:table-cell>
          <table:table-cell office:value-type="string" calcext:value-type="string">
            <text:p>Cut Tape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616" calcext:value-type="float">
            <text:p>0.616</text:p>
          </table:table-cell>
          <table:table-cell office:value-type="float" office:value="10041531" calcext:value-type="float">
            <text:p>1004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country=US&amp;ak=68b25f31&amp;sig=05782fa&amp;sid=459&amp;ppid=40952494&amp;vpid=114982462&amp;ct=offer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M 5% 040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ML</text:p>
          </table:table-cell>
          <table:table-cell office:value-type="string" calcext:value-type="string">
            <text:p>https://octopart.com/rc0402fr-0710ml-yageo-42336635</text:p>
          </table:table-cell>
          <table:table-cell office:value-type="string" calcext:value-type="string">
            <text:p>R10,R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311-10.0MLRCT-ND</text:p>
          </table:table-cell>
          <table:table-cell office:value-type="string" calcext:value-type="string">
            <text:p>RC0402FR-0710ML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530653" calcext:value-type="float">
            <text:p>530653</text:p>
          </table:table-cell>
          <table:table-cell office:value-type="float" office:value="92341" calcext:value-type="float">
            <text:p>92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94327c&amp;sid=459&amp;ppid=42336635&amp;vpid=115681963&amp;ct=offers</text:p>
          </table:table-cell>
          <table:table-cell office:value-type="string" calcext:value-type="string">
            <text:p>https://octopart.com/click/track?country=US&amp;ak=68b25f31&amp;sig=07a9a60&amp;sid=2401&amp;ppid=42336635&amp;vpid=116126316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C0402FR-0710ML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92341" calcext:value-type="float">
            <text:p>92341</text:p>
          </table:table-cell>
          <table:table-cell/>
          <table:table-cell office:value-type="string" calcext:value-type="string">
            <text:p>https://octopart.com/click/track?country=US&amp;ak=68b25f31&amp;sig=07a9a60&amp;sid=2401&amp;ppid=42336635&amp;vpid=116126316&amp;ct=offer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TC THERMISTOR 10K OHM 1% 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NCP15XH103F03RC</text:p>
          </table:table-cell>
          <table:table-cell office:value-type="string" calcext:value-type="string">
            <text:p>https://octopart.com/ncp15xh103f03rc-murata-746463</text:p>
          </table:table-cell>
          <table:table-cell office:value-type="string" calcext:value-type="string">
            <text:p>TH1, TH2, TH3, TH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490-4801-1-ND</text:p>
          </table:table-cell>
          <table:table-cell office:value-type="string" calcext:value-type="string">
            <text:p>NCP15XH103F03RC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107" calcext:value-type="float">
            <text:p>0.107</text:p>
          </table:table-cell>
          <table:table-cell office:value-type="float" office:value="315244" calcext:value-type="float">
            <text:p>315244</text:p>
          </table:table-cell>
          <table:table-cell office:value-type="float" office:value="140120" calcext:value-type="float">
            <text:p>140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747b24&amp;sid=459&amp;ppid=746463&amp;vpid=34232188&amp;ct=offers</text:p>
          </table:table-cell>
          <table:table-cell office:value-type="string" calcext:value-type="string">
            <text:p>https://octopart.com/click/track?country=US&amp;ak=68b25f31&amp;sig=0f89a89&amp;sid=2401&amp;ppid=746463&amp;vpid=37642659&amp;ct=offer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0-4801-1-ND</text:p>
          </table:table-cell>
          <table:table-cell office:value-type="string" calcext:value-type="string">
            <text:p>Cut Tape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3952" calcext:value-type="float">
            <text:p>0.3952</text:p>
          </table:table-cell>
          <table:table-cell office:value-type="float" office:value="3.952" calcext:value-type="float">
            <text:p>3.952</text:p>
          </table:table-cell>
          <table:table-cell office:value-type="float" office:value="315244" calcext:value-type="float">
            <text:p>315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country=US&amp;ak=68b25f31&amp;sig=0747b24&amp;sid=459&amp;ppid=746463&amp;vpid=34232188&amp;ct=off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H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AT54HT1G</text:p>
          </table:table-cell>
          <table:table-cell office:value-type="string" calcext:value-type="string">
            <text:p>https://octopart.com/bat54ht1g-on+semiconductor-39616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BAT54HT1GOSCT-ND</text:p>
          </table:table-cell>
          <table:table-cell office:value-type="string" calcext:value-type="string">
            <text:p>BAT54HT1G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167" calcext:value-type="float">
            <text:p>0.167</text:p>
          </table:table-cell>
          <table:table-cell office:value-type="float" office:value="150710" calcext:value-type="float">
            <text:p>150710</text:p>
          </table:table-cell>
          <table:table-cell office:value-type="float" office:value="19391" calcext:value-type="float">
            <text:p>19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7c835d&amp;sid=459&amp;ppid=39616&amp;vpid=1203010&amp;ct=offers</text:p>
          </table:table-cell>
          <table:table-cell office:value-type="string" calcext:value-type="string">
            <text:p>https://octopart.com/click/track?country=US&amp;ak=68b25f31&amp;sig=0465235&amp;sid=2401&amp;ppid=39616&amp;vpid=37598389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BAT54HT1G</text:p>
          </table:table-cell>
          <table:table-cell/>
          <table:table-cell table:number-columns-repeated="2" office:value-type="float" office:value="0.167" calcext:value-type="float">
            <text:p>0.167</text:p>
          </table:table-cell>
          <table:table-cell office:value-type="float" office:value="1.67" calcext:value-type="float">
            <text:p>1.67</text:p>
          </table:table-cell>
          <table:table-cell office:value-type="float" office:value="19391" calcext:value-type="float">
            <text:p>19391</text:p>
          </table:table-cell>
          <table:table-cell/>
          <table:table-cell office:value-type="string" calcext:value-type="string">
            <text:p>https://octopart.com/click/track?country=US&amp;ak=68b25f31&amp;sig=0465235&amp;sid=2401&amp;ppid=39616&amp;vpid=37598389&amp;ct=off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V7002L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2V7002LT1G</text:p>
          </table:table-cell>
          <table:table-cell office:value-type="string" calcext:value-type="string">
            <text:p>https://octopart.com/2v7002lt1g-on+semiconductor-22133360</text:p>
          </table:table-cell>
          <table:table-cell office:value-type="string" calcext:value-type="string">
            <text:p>Q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V7002LT1GOSCT-ND</text:p>
          </table:table-cell>
          <table:table-cell office:value-type="string" calcext:value-type="string">
            <text:p>2V7002LT1G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251" calcext:value-type="float">
            <text:p>0.251</text:p>
          </table:table-cell>
          <table:table-cell office:value-type="float" office:value="0.16" calcext:value-type="float">
            <text:p>0.16</text:p>
          </table:table-cell>
          <table:table-cell office:value-type="float" office:value="100230" calcext:value-type="float">
            <text:p>100230</text:p>
          </table:table-cell>
          <table:table-cell office:value-type="float" office:value="11900" calcext:value-type="float">
            <text:p>11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0d191d&amp;sid=459&amp;ppid=22133360&amp;vpid=87879368&amp;ct=offers</text:p>
          </table:table-cell>
          <table:table-cell office:value-type="string" calcext:value-type="string">
            <text:p>https://octopart.com/click/track?country=US&amp;ak=68b25f31&amp;sig=008be5d&amp;sid=2401&amp;ppid=22133360&amp;vpid=77508630&amp;ct=offer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V7002LT1GOSCT-ND</text:p>
          </table:table-cell>
          <table:table-cell office:value-type="string" calcext:value-type="string">
            <text:p>Cut Tape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2.51" calcext:value-type="float">
            <text:p>2.51</text:p>
          </table:table-cell>
          <table:table-cell office:value-type="float" office:value="100230" calcext:value-type="float">
            <text:p>100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country=US&amp;ak=68b25f31&amp;sig=00d191d&amp;sid=459&amp;ppid=22133360&amp;vpid=87879368&amp;ct=off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ohm jumper 040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https://octopart.com/rc0402jr-070rl-yageo-55434392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311-0.0JRCT-ND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889345" calcext:value-type="float">
            <text:p>1889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0684f9&amp;sid=459&amp;ppid=55434392&amp;vpid=188128819&amp;ct=offers</text:p>
          </table:table-cell>
          <table:table-cell office:value-type="string" calcext:value-type="string">
            <text:p>https://octopart.com/click/track?country=US&amp;ak=68b25f31&amp;sig=0c7999a&amp;sid=2401&amp;ppid=55434392&amp;vpid=187885218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C0402JR-070RL</text:p>
          </table:table-cell>
          <table:table-cell/>
          <table:table-cell table:number-columns-repeated="2" office:value-type="float" office:value="0.009" calcext:value-type="float">
            <text:p>0.009</text:p>
          </table:table-cell>
          <table:table-cell office:value-type="float" office:value="0.09" calcext:value-type="float">
            <text:p>0.09</text:p>
          </table:table-cell>
          <table:table-cell office:value-type="float" office:value="1889345" calcext:value-type="float">
            <text:p>1889345</text:p>
          </table:table-cell>
          <table:table-cell/>
          <table:table-cell office:value-type="string" calcext:value-type="string">
            <text:p>https://octopart.com/click/track?country=US&amp;ak=68b25f31&amp;sig=0c7999a&amp;sid=2401&amp;ppid=55434392&amp;vpid=187885218&amp;ct=offer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uF 25V X5R/X7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005X5R1H104K050BB</text:p>
          </table:table-cell>
          <table:table-cell office:value-type="string" calcext:value-type="string">
            <text:p>https://octopart.com/c1005x5r1h104k050bb-tdk-25947547</text:p>
          </table:table-cell>
          <table:table-cell office:value-type="string" calcext:value-type="string">
            <text:p>C1,C2,C3,C4,C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445-5942-1-ND</text:p>
          </table:table-cell>
          <table:table-cell office:value-type="string" calcext:value-type="string">
            <text:p>C1005X5R1H104K050BB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3757988" calcext:value-type="float">
            <text:p>3757988</text:p>
          </table:table-cell>
          <table:table-cell office:value-type="float" office:value="146262" calcext:value-type="float">
            <text:p>146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325abd&amp;sid=459&amp;ppid=25947547&amp;vpid=63971896&amp;ct=offers</text:p>
          </table:table-cell>
          <table:table-cell office:value-type="string" calcext:value-type="string">
            <text:p>https://octopart.com/click/track?country=US&amp;ak=68b25f31&amp;sig=0787f9d&amp;sid=2401&amp;ppid=25947547&amp;vpid=66163959&amp;ct=off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1005X5R1H104K050BB</text:p>
          </table:table-cell>
          <table:table-cell/>
          <table:table-cell table:number-columns-repeated="2" office:value-type="float" office:value="0.091" calcext:value-type="float">
            <text:p>0.091</text:p>
          </table:table-cell>
          <table:table-cell office:value-type="float" office:value="0.91" calcext:value-type="float">
            <text:p>0.91</text:p>
          </table:table-cell>
          <table:table-cell office:value-type="float" office:value="146262" calcext:value-type="float">
            <text:p>146262</text:p>
          </table:table-cell>
          <table:table-cell/>
          <table:table-cell office:value-type="string" calcext:value-type="string">
            <text:p>https://octopart.com/click/track?country=US&amp;ak=68b25f31&amp;sig=0787f9d&amp;sid=2401&amp;ppid=25947547&amp;vpid=66163959&amp;ct=off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 10V X5R/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1555C1H680JA16D</text:p>
          </table:table-cell>
          <table:table-cell office:value-type="string" calcext:value-type="string">
            <text:p>https://octopart.com/gcm1555c1h680ja16d-murata-7894738</text:p>
          </table:table-cell>
          <table:table-cell office:value-type="string" calcext:value-type="string">
            <text:p>C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490-12653-1-ND</text:p>
          </table:table-cell>
          <table:table-cell office:value-type="string" calcext:value-type="string">
            <text:p>GCM1555C1H680JA16D</text:p>
          </table:table-cell>
          <table:table-cell office:value-type="string" calcext:value-type="string">
            <text:p>Cut Tap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52" calcext:value-type="float">
            <text:p>0.052</text:p>
          </table:table-cell>
          <table:table-cell office:value-type="float" office:value="55591" calcext:value-type="float">
            <text:p>55591</text:p>
          </table:table-cell>
          <table:table-cell office:value-type="float" office:value="43435" calcext:value-type="float">
            <text:p>43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octopart.com/click/track?country=US&amp;ak=68b25f31&amp;sig=0422596&amp;sid=459&amp;ppid=7894738&amp;vpid=242051258&amp;ct=offers</text:p>
          </table:table-cell>
          <table:table-cell office:value-type="string" calcext:value-type="string">
            <text:p>https://octopart.com/click/track?country=US&amp;ak=68b25f31&amp;sig=083076b&amp;sid=2401&amp;ppid=7894738&amp;vpid=184124506&amp;ct=offer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0-12653-1-ND</text:p>
          </table:table-cell>
          <table:table-cell office:value-type="string" calcext:value-type="string">
            <text:p>Cut Tape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5591" calcext:value-type="float">
            <text:p>55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country=US&amp;ak=68b25f31&amp;sig=0422596&amp;sid=459&amp;ppid=7894738&amp;vpid=242051258&amp;ct=offers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table:formula="of:=SUM([.A3:.A15])" office:value-type="float" office:value="34" calcext:value-type="float">
            <text:p>34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23:04:48.929634539</dc:date>
    <meta:editing-duration>PT3M59S</meta:editing-duration>
    <meta:editing-cycles>1</meta:editing-cycles>
    <meta:generator>LibreOffice/5.1.6.2$Linux_X86_64 LibreOffice_project/10m0$Build-2</meta:generator>
    <meta:document-statistic meta:table-count="1" meta:cell-count="366" meta:object-count="0"/>
  </office:meta>
</office:document-meta>
</file>